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a9453" officeooo:paragraph-rsid="001a9453"/>
    </style:style>
    <style:style style:name="P3" style:family="paragraph" style:parent-style-name="Preformatted_20_Text">
      <style:text-properties officeooo:rsid="001c9e80" officeooo:paragraph-rsid="001c9e80"/>
    </style:style>
    <style:style style:name="P4" style:family="paragraph" style:parent-style-name="Standard">
      <style:text-properties officeooo:rsid="000aedb8" officeooo:paragraph-rsid="000aedb8"/>
    </style:style>
    <style:style style:name="P5" style:family="paragraph" style:parent-style-name="Standard">
      <style:text-properties officeooo:rsid="000bc908" officeooo:paragraph-rsid="000bc908"/>
    </style:style>
    <style:style style:name="P6" style:family="paragraph" style:parent-style-name="Standard">
      <style:text-properties officeooo:rsid="000c169a" officeooo:paragraph-rsid="000c169a"/>
    </style:style>
    <style:style style:name="P7" style:family="paragraph" style:parent-style-name="Standard">
      <style:text-properties officeooo:rsid="000c169a" officeooo:paragraph-rsid="00132a42"/>
    </style:style>
    <style:style style:name="P8" style:family="paragraph" style:parent-style-name="Standard">
      <style:text-properties officeooo:rsid="00101f1c" officeooo:paragraph-rsid="00101f1c"/>
    </style:style>
    <style:style style:name="P9" style:family="paragraph" style:parent-style-name="Standard">
      <style:text-properties officeooo:rsid="0015ff8c" officeooo:paragraph-rsid="0015ff8c"/>
    </style:style>
    <style:style style:name="P10" style:family="paragraph" style:parent-style-name="Standard">
      <style:text-properties officeooo:rsid="0016cb82" officeooo:paragraph-rsid="0016cb82"/>
    </style:style>
    <style:style style:name="P11" style:family="paragraph" style:parent-style-name="Standard">
      <style:text-properties officeooo:rsid="0017e0d3" officeooo:paragraph-rsid="0017e0d3"/>
    </style:style>
    <style:style style:name="P12" style:family="paragraph" style:parent-style-name="Standard">
      <style:text-properties officeooo:rsid="001902fb" officeooo:paragraph-rsid="001902fb"/>
    </style:style>
    <style:style style:name="P13" style:family="paragraph" style:parent-style-name="Standard">
      <style:text-properties officeooo:rsid="001a9453" officeooo:paragraph-rsid="001a9453"/>
    </style:style>
    <style:style style:name="P14" style:family="paragraph" style:parent-style-name="Standard">
      <style:text-properties officeooo:rsid="001c9e80" officeooo:paragraph-rsid="001c9e80"/>
    </style:style>
    <style:style style:name="P15" style:family="paragraph" style:parent-style-name="Standard">
      <style:text-properties officeooo:rsid="0020b758" officeooo:paragraph-rsid="0020b758"/>
    </style:style>
    <style:style style:name="P16" style:family="paragraph" style:parent-style-name="Standard">
      <style:text-properties officeooo:rsid="0020d5ab" officeooo:paragraph-rsid="0020d5ab"/>
    </style:style>
    <style:style style:name="P17" style:family="paragraph" style:parent-style-name="Standard">
      <style:text-properties officeooo:rsid="002217ef" officeooo:paragraph-rsid="002217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e63b" style:font-weight-asian="bold" style:font-weight-complex="bold"/>
    </style:style>
    <style:style style:name="T3" style:family="text">
      <style:text-properties fo:font-weight="bold" officeooo:rsid="00132a42" style:font-weight-asian="bold" style:font-weight-complex="bold"/>
    </style:style>
    <style:style style:name="T4" style:family="text">
      <style:text-properties fo:font-weight="bold" officeooo:rsid="0013cf76" style:font-weight-asian="bold" style:font-weight-complex="bold"/>
    </style:style>
    <style:style style:name="T5" style:family="text">
      <style:text-properties fo:font-weight="bold" officeooo:rsid="001a9453" style:font-weight-asian="bold" style:font-weight-complex="bold"/>
    </style:style>
    <style:style style:name="T6" style:family="text">
      <style:text-properties officeooo:rsid="0011e63b"/>
    </style:style>
    <style:style style:name="T7" style:family="text">
      <style:text-properties officeooo:rsid="00132a42"/>
    </style:style>
    <style:style style:name="T8" style:family="text">
      <style:text-properties fo:font-weight="normal" officeooo:rsid="0013cf76" style:font-weight-asian="normal" style:font-weight-complex="normal"/>
    </style:style>
    <style:style style:name="T9" style:family="text">
      <style:text-properties officeooo:rsid="002217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ÇÃO SISTEMA DE FLUXO – UNIXTEC</text:h>
      <text:p text:style-name="P4"/>
      <text:p text:style-name="P4"/>
      <text:h text:style-name="Heading_20_3" text:outline-level="3">Configurar Lazarus</text:h>
      <text:p text:style-name="P5"/>
      <text:p text:style-name="P6">Iniciar o <text:span text:style-name="T1">Lazarus</text:span> &gt; <text:span text:style-name="T1">Package</text:span> &gt; <text:span text:style-name="T1">Install</text:span>/<text:span text:style-name="T1">Unistall</text:span> <text:span text:style-name="T1">Packages</text:span></text:p>
      <text:p text:style-name="P6"/>
      <text:p text:style-name="P7">Instalar Docs </text:p>
      <text:p text:style-name="P7"/>
      <text:p text:style-name="P7">(<text:span text:style-name="T1">AnchorDocking 1.0</text:span>), (<text:span text:style-name="T1">AnchorDockingDsgn 1.0</text:span>), <text:span text:style-name="T6">(</text:span><text:span text:style-name="T2">LazReport 1.0</text:span><text:span text:style-name="T6">) </text:span><text:span text:style-name="T7">e (</text:span><text:span text:style-name="T3">LazReport PDF exporter 0,9</text:span><text:span text:style-name="T7">)</text:span></text:p>
      <text:p text:style-name="P5"/>
      <text:p text:style-name="P8">Instalar Pacotes <text:span text:style-name="T1">ZeosDBO</text:span>, <text:span text:style-name="T1">RX </text:span><text:span text:style-name="T8">e</text:span><text:span text:style-name="T4"> PowerPDF</text:span> </text:p>
      <text:p text:style-name="P5"/>
      <text:p text:style-name="P5"/>
      <text:h text:style-name="Heading_20_3" text:outline-level="3">Configurar o Banco de Dados MariaDB</text:h>
      <text:p text:style-name="P9"/>
      <text:p text:style-name="P10">apt update</text:p>
      <text:p text:style-name="P10"/>
      <text:p text:style-name="P10">apt upgrade -y </text:p>
      <text:p text:style-name="P10"/>
      <text:p text:style-name="P10">apt install mariadb-server -y</text:p>
      <text:p text:style-name="P10"/>
      <text:p text:style-name="P10"/>
      <text:h text:style-name="Heading_20_4" text:outline-level="4">Modificar politicas de segurança MariaDB ou MySQL</text:h>
      <text:p text:style-name="P11"/>
      <text:p text:style-name="P11">mysql_secure_installation</text:p>
      <text:p text:style-name="P11"/>
      <text:p text:style-name="P11"/>
      <text:h text:style-name="Heading_20_4" text:outline-level="4">Acessar ao banco de dados</text:h>
      <text:p text:style-name="P11"/>
      <text:p text:style-name="P12">mariadb -u usuario -p</text:p>
      <text:p text:style-name="P12"/>
      <text:p text:style-name="P12">mariadb -u root -p</text:p>
      <text:p text:style-name="P12"/>
      <text:p text:style-name="P12"/>
      <text:h text:style-name="Heading_20_4" text:outline-level="4">Criar novos usuários no banco de dados</text:h>
      <text:p text:style-name="P13"/>
      <text:p text:style-name="P2"><text:span text:style-name="Source_20_Text">GRANT ALL ON *.* TO '</text:span><text:span text:style-name="Source_20_Text"><text:span text:style-name="T1">admin</text:span></text:span><text:span text:style-name="Source_20_Text">'@'localhost' IDENTIFIED BY '</text:span><text:span text:style-name="Source_20_Text"><text:span text:style-name="T1">Senha</text:span></text:span><text:span text:style-name="Source_20_Text">' WITH GRANT OPTION;</text:span></text:p>
      <text:p text:style-name="P2"><text:span text:style-name="Source_20_Text"/></text:p>
      <text:p text:style-name="Preformatted_20_Text"><text:span text:style-name="Source_20_Text">GRANT ALL ON *.* TO '</text:span><text:span text:style-name="Source_20_Text"><text:span text:style-name="T1">suporte</text:span></text:span><text:span text:style-name="Source_20_Text">'@'%' IDENTIFIED BY '</text:span><text:span text:style-name="Source_20_Text"><text:span text:style-name="T5">Senha</text:span></text:span><text:span text:style-name="Source_20_Text">' WITH GRANT OPTION;</text:span></text:p>
      <text:p text:style-name="P1"><text:span text:style-name="Source_20_Text"/></text:p>
      <text:p text:style-name="P1"><text:span text:style-name="Source_20_Text">FLUSH PRIVILEGES;</text:span></text:p>
      <text:p text:style-name="P1"><text:span text:style-name="Source_20_Text"/></text:p>
      <text:h text:style-name="Heading_20_4" text:outline-level="4"><text:soft-page-break/>Reinicie o serviço do banco de dados</text:h>
      <text:p text:style-name="P14"/>
      <text:p text:style-name="P14">services mysql restart</text:p>
      <text:p text:style-name="P14"/>
      <text:p text:style-name="P14"/>
      <text:h text:style-name="Heading_20_4" text:outline-level="4">Modifique o arquivo de configuração do banco para acessos via hosts</text:h>
      <text:p text:style-name="P14"/>
      <text:p text:style-name="P3"><text:span text:style-name="Source_20_Text">vim /etc/mysql/mariadb.conf.d/50-server.cnf</text:span></text:p>
      <text:p text:style-name="P3"><text:span text:style-name="Source_20_Text"/></text:p>
      <text:p text:style-name="Preformatted_20_Text"><text:span text:style-name="Source_20_Text">para liberar acesso de outros computadores, mude o bind-address</text:span></text:p>
      <text:p text:style-name="Preformatted_20_Text"><text:span text:style-name="Source_20_Text">para 0.0.0.0</text:span></text:p>
      <text:p text:style-name="Preformatted_20_Text"><text:span text:style-name="Source_20_Text"/></text:p>
      <text:p text:style-name="P1"><text:span text:style-name="Source_20_Text">skip-name-resolve (conflitos dns /request de ip)</text:span></text:p>
      <text:p text:style-name="P11"/>
      <text:h text:style-name="Heading_20_3" text:outline-level="3">Criar Base de Dados</text:h>
      <text:p text:style-name="P5"/>
      <text:p text:style-name="P15">CREATE DATABASE fluxo_caixa;</text:p>
      <text:p text:style-name="P15"/>
      <text:p text:style-name="P15"/>
      <text:p text:style-name="P16">CREATE TABLE conta (</text:p>
      <text:p text:style-name="P16">id_conta INTEGER NOT NULL PRIMARY KEY,</text:p>
      <text:p text:style-name="P16">descricao VARCHAR(80) NOT NULL,</text:p>
      <text:p text:style-name="P16">banco VARCHAR(20),</text:p>
      <text:p text:style-name="P16">agencia VARCHAR(15),</text:p>
      <text:p text:style-name="P16">conta VARCHAR(15)</text:p>
      <text:p text:style-name="P16">);</text:p>
      <text:p text:style-name="P16"/>
      <text:p text:style-name="P16"/>
      <text:p text:style-name="P16">CREATE TABLE plano<text:span text:style-name="T9">s</text:span> (</text:p>
      <text:p text:style-name="P16">id_plano INTEGER NOT NULL PRIMARY KEY,</text:p>
      <text:p text:style-name="P16">descricao VARCHAR(80) NOT NULL UNIQUE,</text:p>
      <text:p text:style-name="P16">tipo CHAR(1)</text:p>
      <text:p text:style-name="P16">);</text:p>
      <text:p text:style-name="P16"/>
      <text:p text:style-name="P16"/>
      <text:p text:style-name="P17">CREATE TABLE lancamentos (</text:p>
      <text:p text:style-name="P17">conta INTEGER NOT NULL,</text:p>
      <text:p text:style-name="P17">id_lcto INTEGER NOT NULL,</text:p>
      <text:p text:style-name="P17">data_mvto DATE NOT NULL,</text:p>
      <text:p text:style-name="P17">plano INTEGER NOT NULL,</text:p>
      <text:p text:style-name="P17">descricao VARCHAR(80),</text:p>
      <text:p text:style-name="P17">valor NUMERIC(15,2),</text:p>
      <text:p text:style-name="P17">PRIMARY KEY(conta, id_lcto)</text:p>
      <text:p text:style-name="P17">);</text:p>
      <text:p text:style-name="P5"/>
      <text:p text:style-name="P5"/>
      <text:h text:style-name="Heading_20_3" text:outline-level="3">Criar Projeto</text:h>
      <text:p text:style-name="Standard">Aaaaaa</text:p>
      <text:p text:style-name="Standard">aa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09:11:19.572130168</meta:creation-date>
    <dc:date>2022-12-23T13:52:24.960432572</dc:date>
    <meta:editing-duration>PT4H30M4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221" meta:character-count="1503" meta:non-whitespace-character-count="1330"/>
  </office:meta>
</office:document-meta>
</file>